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7.45cm" fo:min-width="18.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6.35cm" fo:min-width="18.5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6.75cm" fo:min-width="18.5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7.25cm" fo:min-width="18.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cm" svg:height="6.6cm" svg:x="1cm" svg:y="8.5cm">
          <text:p text:style-name="P2">PARTENAIRE 2 ET SA DESCRIPTIO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9cm" svg:height="7cm" svg:x="1cm" svg:y="15.1cm">
          <text:p text:style-name="P2">PARTENAIRE 3 ET SA DESCRIPTIO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cm" svg:height="6.6cm" svg:x="1cm" svg:y="22.1cm">
          <text:p text:style-name="P2">PARTENAIRE 4 ET SA DESCRIPTIO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9cm" svg:height="7.5cm" svg:x="1cm" svg:y="1cm">
          <text:p text:style-name="P2">PARTENAIRE 1 ET SA DESCRIPTION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7T09:34:47.168260324</meta:creation-date>
    <dc:date>2018-12-27T09:39:33.000175389</dc:date>
    <meta:editing-duration>PT4M46S</meta:editing-duration>
    <meta:editing-cycles>1</meta:editing-cycles>
    <meta:generator>LibreOffice/6.0.7.3$Linux_X86_64 LibreOffice_project/00m0$Build-3</meta:generator>
    <meta:document-statistic meta:object-count="5"/>
  </office:meta>
</office:document-meta>
</file>